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left" draw:textarea-vertical-align="top" draw:auto-grow-height="false" fo:min-height="5.65cm" fo:min-width="6.19cm"/>
    </style:style>
    <style:style style:name="gr2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82cm" fo:min-width="0.032cm"/>
    </style:style>
    <style:style style:name="gr4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right="-0.5cm"/>
    </style:style>
    <style:style style:name="gr5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right="-0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000000" draw:marker-end="Arrow" draw:marker-end-width="0.2cm" draw:fill="none" draw:textarea-horizontal-align="left" draw:textarea-vertical-align="middle" fo:padding-left="-0.25cm" fo:padding-right="0.5cm"/>
    </style:style>
    <style:style style:name="gr9" style:family="graphic" style:parent-style-name="objectwithoutfill">
      <style:graphic-properties svg:stroke-color="#000000" draw:marker-end="Arrow" draw:marker-end-width="0.2cm" draw:fill="none" draw:textarea-horizontal-align="center" draw:textarea-vertical-align="middle" fo:padding-right="-0.5cm"/>
    </style:style>
    <style:style style:name="gr10" style:family="graphic" style:parent-style-name="standard">
      <style:graphic-properties draw:stroke="dash" draw:stroke-dash="Fine_20_Dashed" svg:stroke-color="#b2b2b2" draw:fill="none" draw:textarea-horizontal-align="justify" draw:textarea-vertical-align="middle" draw:auto-grow-height="false" fo:min-height="0.282cm" fo:min-width="0.032cm"/>
    </style:style>
    <style:style style:name="gr11" style:family="graphic" style:parent-style-name="objectwithoutfill">
      <style:graphic-properties draw:stroke="dash" draw:stroke-dash="Fine_20_Dashed" svg:stroke-color="#b2b2b2" draw:marker-end="Arrow" draw:marker-end-width="0.2cm" draw:fill="none" draw:textarea-horizontal-align="right" draw:textarea-vertical-align="middle" fo:padding-right="-0.5cm"/>
    </style:style>
    <style:style style:name="gr12" style:family="graphic" style:parent-style-name="objectwithoutfill">
      <style:graphic-properties draw:stroke="dash" draw:stroke-dash="Fine_20_Dashed" svg:stroke-color="#b2b2b2" draw:marker-end="Arrow" draw:marker-end-width="0.2cm" draw:fill="none" draw:textarea-horizontal-align="left" draw:textarea-vertical-align="middle" fo:padding-left="-0.25cm" fo:padding-right="0.5cm"/>
    </style:style>
    <style:style style:name="gr13" style:family="graphic" style:parent-style-name="objectwithoutfill">
      <style:graphic-properties draw:stroke="dash" draw:stroke-dash="Fine_20_Dashed" svg:stroke-color="#b2b2b2" draw:marker-end="Arrow" draw:marker-end-width="0.2cm" draw:fill="none" draw:textarea-horizontal-align="center" draw:textarea-vertical-align="middle" fo:padding-right="-0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 style:text-overline-style="solid" style:text-overline-width="auto" style:text-overline-color="font-colo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style:text-position="0% 100%" fo:font-size="12pt" style:font-size-asian="18pt" style:font-size-complex="18pt"/>
    </style:style>
    <style:style style:name="T3" style:family="text">
      <style:text-properties style:text-position="sub 58%" fo:font-size="12pt" style:font-size-asian="18pt" style:font-size-complex="18pt"/>
    </style:style>
    <style:style style:name="T4" style:family="text">
      <style:text-properties fo:font-size="12pt" style:font-size-asian="18pt" style:font-size-complex="18pt" style:text-overline-style="solid" style:text-overline-width="auto" style:text-overline-color="font-color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2pt" fo:font-style="normal" fo:text-shadow="none" style:text-underline-style="none" fo:font-weight="normal" style:letter-kerning="true" style:font-name-asian="Verdana" style:font-size-asian="18pt" style:font-style-asian="normal" style:font-weight-asian="normal" style:font-name-complex="Verdan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font-weight="bold" style:font-size-asian="18pt" style:font-size-complex="18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6.69cm" svg:height="5.9cm" svg:x="1.79cm" svg:y="1.431cm">
          <text:p text:style-name="P1"><text:span text:style-name="T1">1: a . b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999cm" svg:height="0.999cm" svg:x="6.764cm" svg:y="1.4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" draw:text-style-name="P3" xml:id="id1" draw:id="id1" draw:layer="layout" svg:width="0.75cm" svg:height="0.75cm" svg:x="6.601cm" svg:y="2.201cm">
          <text:p text:style-name="P1"><text:span text:style-name="T2">t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976cm" svg:y1="2.951cm" svg:x2="6.976cm" svg:y2="4.201cm" draw:start-shape="id1" draw:start-glue-point="8" draw:end-shape="id2" draw:end-glue-point="4" svg:d="M6976 2951v1250" svg:viewBox="0 0 1 1251">
          <text:p text:style-name="P1"><text:span text:style-name="T4">a</text:span></text:p>
        </draw:connector>
        <draw:custom-shape draw:style-name="gr3" draw:text-style-name="P3" draw:layer="layout" svg:width="0.75cm" svg:height="0.75cm" svg:x="6.601cm" svg:y="6.301cm">
          <text:p text:style-name="P1"><text:span text:style-name="T5">t</text:span><text:span text:style-name="T3">3</text:span><text:span text:style-name="T6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6.346cm" svg:y1="1.609cm" svg:x2="6.71cm" svg:y2="2.31cm" draw:end-shape="id1" draw:end-glue-point="5" svg:d="M6346 1609l364 701" svg:viewBox="0 0 365 702">
          <text:p/>
        </draw:connector>
        <draw:custom-shape draw:style-name="gr3" draw:text-style-name="P3" xml:id="id2" draw:id="id2" draw:layer="layout" svg:width="0.75cm" svg:height="0.75cm" svg:x="6.601cm" svg:y="4.201cm">
          <text:p text:style-name="P1"><text:span text:style-name="T5">t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95cm" svg:y1="4.951cm" svg:x2="6.976cm" svg:y2="6.301cm" svg:d="M6950 4951l26 1350" svg:viewBox="0 0 27 1351">
          <text:p text:style-name="P1"><text:span text:style-name="T4">b</text:span></text:p>
        </draw:connector>
        <draw:g>
          <draw:line draw:style-name="gr6" draw:text-style-name="P5" draw:layer="layout" svg:x1="5.09cm" svg:y1="2.16cm" svg:x2="5.09cm" svg:y2="6.96cm">
            <text:p/>
          </draw:line>
          <draw:line draw:style-name="gr6" draw:text-style-name="P5" draw:layer="layout" svg:x1="5.29cm" svg:y1="2.16cm" svg:x2="5.29cm" svg:y2="6.96cm">
            <text:p/>
          </draw:line>
        </draw:g>
        <draw:line draw:style-name="gr7" draw:text-style-name="P5" draw:layer="layout" svg:x1="7.24cm" svg:y1="3.38cm" svg:x2="7.52cm" svg:y2="3.38cm">
          <text:p/>
        </draw:line>
        <draw:line draw:style-name="gr7" draw:text-style-name="P5" draw:layer="layout" svg:x1="7.25cm" svg:y1="5.42cm" svg:x2="7.53cm" svg:y2="5.42cm">
          <text:p/>
        </draw:line>
        <draw:custom-shape draw:style-name="gr3" draw:text-style-name="P3" xml:id="id3" draw:id="id3" draw:layer="layout" svg:width="0.75cm" svg:height="0.75cm" svg:x="3.198cm" svg:y="2.201cm">
          <text:p text:style-name="P1"><text:span text:style-name="T2">q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.99cm" svg:y1="1.773cm" svg:x2="3.307cm" svg:y2="2.31cm" svg:d="M2990 1773l317 537" svg:viewBox="0 0 318 538">
          <text:p/>
        </draw:connector>
        <draw:connector draw:style-name="gr8" draw:text-style-name="P3" draw:layer="layout" draw:type="line" svg:x1="3.573cm" svg:y1="2.951cm" svg:x2="2.722cm" svg:y2="4.211cm" draw:start-shape="id3" draw:start-glue-point="8" draw:end-shape="id4" draw:end-glue-point="11" svg:d="M3573 2951l-851 1260" svg:viewBox="0 0 852 1261">
          <text:p text:style-name="P1"><text:span text:style-name="T5">a</text:span></text:p>
        </draw:connector>
        <draw:connector draw:style-name="gr9" draw:text-style-name="P3" draw:layer="layout" draw:type="line" svg:x1="3.573cm" svg:y1="2.951cm" svg:x2="4.377cm" svg:y2="4.21cm" draw:start-shape="id3" draw:start-glue-point="8" draw:end-shape="id5" draw:end-glue-point="5" svg:d="M3573 2951l804 1259" svg:viewBox="0 0 805 1260">
          <text:p text:style-name="P1"><text:span text:style-name="T5">a</text:span></text:p>
        </draw:connector>
        <draw:custom-shape draw:style-name="gr3" draw:text-style-name="P3" xml:id="id4" draw:id="id4" draw:layer="layout" svg:width="0.75cm" svg:height="0.75cm" svg:x="2.081cm" svg:y="4.102cm">
          <text:p text:style-name="P1"><text:span text:style-name="T2">q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75cm" svg:height="0.75cm" svg:x="2.068cm" svg:y="6.201cm">
          <text:p text:style-name="P1"><text:span text:style-name="T2">q</text:span><text:span text:style-name="T3">3</text:span><text:span text:style-name="T6">√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75cm" svg:height="0.75cm" svg:x="4.268cm" svg:y="4.101cm">
          <text:p text:style-name="P1"><text:span text:style-name="T2">q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.456cm" svg:y1="4.852cm" svg:x2="2.443cm" svg:y2="6.201cm" draw:start-shape="id4" draw:start-glue-point="8" draw:end-shape="id6" draw:end-glue-point="4" svg:d="M2456 4852l-13 1349" svg:viewBox="0 0 14 1350">
          <text:p text:style-name="P1"><text:span text:style-name="T5">b</text:span></text:p>
        </draw:connector>
        <draw:custom-shape draw:style-name="gr1" draw:text-style-name="P2" draw:layer="layout" svg:width="6.69cm" svg:height="5.9cm" svg:x="9.39cm" svg:y="1.431cm">
          <text:p text:style-name="P1"><text:span text:style-name="T1">2: (a, </text:span><text:span text:style-name="T7">a</text:span><text:span text:style-name="T1">)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999cm" svg:height="0.999cm" svg:x="14.364cm" svg:y="1.4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" draw:text-style-name="P3" xml:id="id7" draw:id="id7" draw:layer="layout" svg:width="0.75cm" svg:height="0.75cm" svg:x="14.201cm" svg:y="2.201cm">
          <text:p text:style-name="P1"><text:span text:style-name="T2">t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4.576cm" svg:y1="2.951cm" svg:x2="14.576cm" svg:y2="4.201cm" draw:start-shape="id7" draw:start-glue-point="8" draw:end-shape="id8" draw:end-glue-point="4" svg:d="M14576 2951v1250" svg:viewBox="0 0 1 1251">
          <text:p text:style-name="P1"><text:span text:style-name="T4">a</text:span></text:p>
        </draw:connector>
        <draw:custom-shape draw:style-name="gr3" draw:text-style-name="P3" draw:layer="layout" svg:width="0.75cm" svg:height="0.75cm" svg:x="14.201cm" svg:y="6.301cm">
          <text:p text:style-name="P1"><text:span text:style-name="T5">t</text:span><text:span text:style-name="T3">3</text:span><text:span text:style-name="T6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946cm" svg:y1="1.609cm" svg:x2="14.31cm" svg:y2="2.31cm" draw:end-shape="id7" draw:end-glue-point="5" svg:d="M13946 1609l364 701" svg:viewBox="0 0 365 702">
          <text:p/>
        </draw:connector>
        <draw:custom-shape draw:style-name="gr3" draw:text-style-name="P3" xml:id="id8" draw:id="id8" draw:layer="layout" svg:width="0.75cm" svg:height="0.75cm" svg:x="14.201cm" svg:y="4.201cm">
          <text:p text:style-name="P1"><text:span text:style-name="T5">t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55cm" svg:y1="4.951cm" svg:x2="14.576cm" svg:y2="6.301cm" svg:d="M14550 4951l26 1350" svg:viewBox="0 0 27 1351">
          <text:p text:style-name="P1"><text:span text:style-name="T4">b</text:span></text:p>
        </draw:connector>
        <draw:g>
          <draw:line draw:style-name="gr6" draw:text-style-name="P5" draw:layer="layout" svg:x1="12.69cm" svg:y1="2.16cm" svg:x2="12.69cm" svg:y2="6.96cm">
            <text:p/>
          </draw:line>
          <draw:line draw:style-name="gr6" draw:text-style-name="P5" draw:layer="layout" svg:x1="12.89cm" svg:y1="2.16cm" svg:x2="12.89cm" svg:y2="6.96cm">
            <text:p/>
          </draw:line>
        </draw:g>
        <draw:line draw:style-name="gr7" draw:text-style-name="P5" draw:layer="layout" svg:x1="14.84cm" svg:y1="3.38cm" svg:x2="15.12cm" svg:y2="3.38cm">
          <text:p/>
        </draw:line>
        <draw:line draw:style-name="gr7" draw:text-style-name="P5" draw:layer="layout" svg:x1="14.85cm" svg:y1="5.42cm" svg:x2="15.13cm" svg:y2="5.42cm">
          <text:p/>
        </draw:line>
        <draw:custom-shape draw:style-name="gr10" draw:text-style-name="P3" xml:id="id9" draw:id="id9" draw:layer="layout" svg:width="0.75cm" svg:height="0.75cm" svg:x="10.798cm" svg:y="2.201cm">
          <text:p text:style-name="P1"><text:span text:style-name="T2">q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0.59cm" svg:y1="1.773cm" svg:x2="10.907cm" svg:y2="2.31cm" svg:d="M10590 1773l317 537" svg:viewBox="0 0 318 538">
          <text:p/>
        </draw:connector>
        <draw:connector draw:style-name="gr12" draw:text-style-name="P3" draw:layer="layout" draw:type="line" svg:x1="11.173cm" svg:y1="2.951cm" svg:x2="10.322cm" svg:y2="4.211cm" draw:start-shape="id9" draw:start-glue-point="8" draw:end-shape="id10" draw:end-glue-point="11" svg:d="M11173 2951l-851 1260" svg:viewBox="0 0 852 1261">
          <text:p text:style-name="P1"><text:span text:style-name="T5">a</text:span></text:p>
        </draw:connector>
        <draw:connector draw:style-name="gr13" draw:text-style-name="P3" draw:layer="layout" draw:type="line" svg:x1="11.173cm" svg:y1="2.951cm" svg:x2="11.977cm" svg:y2="4.21cm" draw:start-shape="id9" draw:start-glue-point="8" draw:end-shape="id11" draw:end-glue-point="5" svg:d="M11173 2951l804 1259" svg:viewBox="0 0 805 1260">
          <text:p text:style-name="P1"><text:span text:style-name="T5">a</text:span></text:p>
        </draw:connector>
        <draw:custom-shape draw:style-name="gr10" draw:text-style-name="P3" xml:id="id10" draw:id="id10" draw:layer="layout" svg:width="0.75cm" svg:height="0.75cm" svg:x="9.681cm" svg:y="4.102cm">
          <text:p text:style-name="P1"><text:span text:style-name="T2">q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2" draw:id="id12" draw:layer="layout" svg:width="0.75cm" svg:height="0.75cm" svg:x="9.668cm" svg:y="6.201cm">
          <text:p text:style-name="P1"><text:span text:style-name="T2">q</text:span><text:span text:style-name="T3">3</text:span><text:span text:style-name="T6">√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75cm" svg:height="0.75cm" svg:x="11.868cm" svg:y="4.101cm">
          <text:p text:style-name="P1"><text:span text:style-name="T2">q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0.056cm" svg:y1="4.852cm" svg:x2="10.043cm" svg:y2="6.201cm" draw:start-shape="id10" draw:start-glue-point="8" draw:end-shape="id12" draw:end-glue-point="4" svg:d="M10056 4852l-13 1349" svg:viewBox="0 0 14 1350">
          <text:p text:style-name="P1"><text:span text:style-name="T5">b</text:span></text:p>
        </draw:connector>
        <draw:line draw:style-name="gr7" draw:text-style-name="P5" draw:layer="layout" svg:x1="10.736cm" svg:y1="1.569cm" svg:x2="11.016cm" svg:y2="1.5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1-29T16:00:38.391000000</dc:date>
    <dc:creator>luciano de falco alfano</dc:creator>
    <meta:editing-duration>PT1H47M46S</meta:editing-duration>
    <meta:editing-cycles>11</meta:editing-cycles>
    <meta:generator>LibreOffice/6.1.3.2$Windows_X86_64 LibreOffice_project/86daf60bf00efa86ad547e59e09d6bb77c699acb</meta:generator>
    <meta:document-statistic meta:object-count="4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